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52514042433575564" text:style-name="L1">
        <text:list-item>
          <text:p text:style-name="P1"><text:s/>Only boxes, put format if we know. What he will do, but not how, no low level. (the program). Not too many details. Input this and this, and ins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1-05T15:40:21.21</meta:creation-date>
    <dc:date>2014-11-06T00:51:30.75</dc:date>
    <dc:creator>Dan </dc:creator>
    <meta:editing-duration>PT5H4M52S</meta:editing-duration>
    <meta:editing-cycles>84</meta:editing-cycles>
    <meta:generator>OpenOffice/4.1.1$Win32 OpenOffice.org_project/411m6$Build-9775</meta:generator>
    <meta:document-statistic meta:table-count="0" meta:image-count="0" meta:object-count="0" meta:page-count="1" meta:paragraph-count="1" meta:word-count="30" meta:character-count="150"/>
  </office:meta>
</office:document-meta>
</file>